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4445in"/>
    </style:style>
    <style:style style:name="co2" style:family="table-column">
      <style:table-column-properties fo:break-before="auto" style:column-width="3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Require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vestment Ter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1 : Macro Economics factors</text:p>
          </table:table-cell>
          <table:table-cell office:value-type="string" calcext:value-type="string">
            <text:p>Page 2 : Portfo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ty 50 PE Ratio</text:p>
          </table:table-cell>
          <table:table-cell office:value-type="string" calcext:value-type="string">
            <text:p>List of selected stock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ty 50 PB Ratio</text:p>
          </table:table-cell>
          <table:table-cell office:value-type="string" calcext:value-type="string">
            <text:p>Events, corporate 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ty 50 Forward PE Ratio</text:p>
          </table:table-cell>
          <table:table-cell office:value-type="string" calcext:value-type="string">
            <text:p>Latest news on each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fty 50 10 years graph in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fty 50 10 years graph in oi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BI Interest Rates 10 Y (Repo, reverse Rep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rage ratio (Debt to Reserves) of 5 Large Bank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estate inde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GDP growth 10Y and for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ort and Imp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on Budg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Capital Flows :</text:p>
            <text:p>foreign direct investments (FDI)</text:p>
            <text:p>foreign portfolio investments (FPI)</text:p>
            <text:p>Non- resident Indian (NRI) deposits</text:p>
            <text:p>external commercial borrowings (ECBs)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sisting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19T10:48:22.303102570</meta:creation-date>
    <dc:date>2019-12-28T13:17:51.931035742</dc:date>
    <dc:creator>root </dc:creator>
    <meta:editing-duration>PT7H28M28S</meta:editing-duration>
    <meta:editing-cycles>8</meta:editing-cycles>
    <meta:generator>LibreOffice/4.1.3.2$Linux_x86 LibreOffice_project/410$Build-2</meta:generator>
    <meta:document-statistic meta:table-count="2" meta:cell-count="18" meta:object-count="0"/>
  </office:meta>
</office:document-meta>
</file>